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#e6e6e6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22.00pt" fo:font-weight="bold" fo:font-family="Calibri" style:font-family-asian="Calibri" style:font-family-complex="Calibri" fo:background-color="transparent" fo:color="#00000a"/>
    </style:style>
    <style:style style:name="T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fo:color="#ff0000" fo:font-style="italic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3.00pt" fo:font-weight="bold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5.00pt" fo:font-weight="normal" fo:font-family="Calibri" style:font-family-asian="Calibri" style:font-family-complex="Calibri" fo:background-color="transparent" fo:color="#000000"/>
    </style:style>
    <style:style style:name="T31" style:family="text">
      <style:text-properties fo:font-size="12.00pt" fo:font-weight="bold" fo:font-family="Calibri" style:font-family-asian="Calibri" style:font-family-complex="Calibri" fo:background-color="transparent" fo:color="#000000"/>
    </style:style>
    <style:style style:name="T3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bold" fo:font-family="Calibri" style:font-family-asian="Calibri" style:font-family-complex="Calibri" fo:background-color="transparent" fo:color="#000000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22.00pt" fo:font-weight="bold" style:text-underline-mode="continuous" style:text-underline-type="single" style:text-underline-style="solid" style:text-underline-width="normal" fo:font-family="'Comic Sans MS'" style:font-family-asian="'Comic Sans MS'" style:font-family-complex="'Comic Sans MS'" fo:background-color="transparent" style:use-window-font-color="true"/>
    </style:style>
    <style:style style:name="T4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3.00pt" fo:font-weight="bold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normal" fo:font-family="Calibri" style:font-family-asian="Calibri" style:font-family-complex="Calibri" fo:background-color="transparent" fo:color="#ff0000" fo:font-style="italic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normal" fo:font-family="Calibri" style:font-family-asian="Calibri" style:font-family-complex="Calibri" fo:background-color="transparent" fo:color="#ff0000" fo:font-style="italic"/>
    </style:style>
    <style:style style:name="T56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center" fo:margin-top="12.00pt" fo:margin-bottom="15.00pt"/>
    </style:style>
    <style:style style:name="P3" style:family="paragraph">
      <style:paragraph-properties fo:line-height="100.00%" fo:text-align="center" fo:margin-bottom="15.00pt"/>
    </style:style>
    <style:style style:name="P4" style:family="paragraph">
      <style:paragraph-properties fo:line-height="100.00%" fo:text-align="center"/>
    </style:style>
    <style:style style:name="P5" style:family="paragraph">
      <style:paragraph-properties fo:line-height="100.00%" fo:text-align="justify" fo:margin-top="6.00pt"/>
    </style:style>
    <text:list-style style:name="L6">
      <text:list-level-style-bullet text:level="1" text:bullet-char="•">
        <style:list-level-properties text:space-before="-14.20pt" text:min-label-width="18.00pt"/>
        <style:text-properties fo:font-family="Symbol"/>
      </text:list-level-style-bullet>
    </text:list-style>
    <style:style style:name="P6" style:family="paragraph">
      <style:paragraph-properties fo:line-height="100.00%" fo:text-align="left" fo:margin-left="-3.80pt" fo:text-indent="3.80pt" fo:margin-top="18.00pt" fo:margin-bottom="12.00pt"/>
    </style:style>
    <style:style style:name="P7" style:family="paragraph">
      <style:paragraph-properties fo:line-height="100.00%" fo:text-align="left"/>
    </style:style>
    <text:list-style style:name="L8">
      <text:list-level-style-bullet text:level="1" text:bullet-char="•">
        <style:list-level-properties text:space-before="-14.20pt" text:min-label-width="18.00pt"/>
        <style:text-properties fo:font-family="Symbol"/>
      </text:list-level-style-bullet>
    </text:list-style>
    <style:style style:name="P8" style:family="paragraph">
      <style:paragraph-properties fo:line-height="100.00%" fo:text-align="left" fo:margin-left="-3.80pt" fo:text-indent="3.80pt" fo:margin-top="18.00pt" fo:margin-bottom="12.00pt"/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>
        <style:tab-stops>
          <style:tab-stop style:position="39.00pt"/>
        </style:tab-stops>
      </style:paragraph-properties>
    </style:style>
    <style:style style:name="P11" style:family="paragraph">
      <style:paragraph-properties fo:line-height="100.00%" fo:text-align="left"/>
    </style:style>
    <text:list-style style:name="L12">
      <text:list-level-style-bullet text:level="1" text:bullet-char="•">
        <style:list-level-properties text:space-before="-14.20pt" text:min-label-width="18.00pt"/>
        <style:text-properties fo:font-family="Symbol"/>
      </text:list-level-style-bullet>
    </text:list-style>
    <style:style style:name="P12" style:family="paragraph">
      <style:paragraph-properties fo:line-height="100.00%" fo:text-align="left" fo:margin-left="-3.80pt" fo:text-indent="3.80pt" fo:margin-top="18.00pt" fo:margin-bottom="12.00pt"/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left" fo:margin-left="0.00pt" fo:text-indent="-14.20pt" fo:margin-top="10.00pt"/>
    </style:style>
    <style:style style:name="P15" style:family="paragraph">
      <style:paragraph-properties fo:line-height="100.00%" fo:text-align="left">
        <style:tab-stops>
          <style:tab-stop style:position="39.00pt"/>
        </style:tab-stops>
      </style:paragraph-properties>
    </style:style>
    <style:style style:name="P16" style:family="paragraph">
      <style:paragraph-properties fo:line-height="100.00%" fo:text-align="left" fo:margin-left="0.00pt" fo:text-indent="-14.20pt" fo:margin-top="10.00pt">
        <style:tab-stops>
          <style:tab-stop style:position="39.00pt"/>
        </style:tab-stops>
      </style:paragraph-properties>
    </style:style>
    <style:style style:name="P17" style:family="paragraph">
      <style:paragraph-properties fo:line-height="100.00%" fo:text-align="left">
        <style:tab-stops>
          <style:tab-stop style:position="39.00pt"/>
        </style:tab-stops>
      </style:paragraph-properties>
    </style:style>
    <style:style style:name="P18" style:family="paragraph">
      <style:paragraph-properties fo:line-height="100.00%" fo:text-align="left" fo:margin-top="10.00pt">
        <style:tab-stops>
          <style:tab-stop style:position="0.00pt"/>
        </style:tab-stops>
      </style:paragraph-properties>
    </style:style>
    <style:style style:name="P19" style:family="paragraph">
      <style:paragraph-properties fo:line-height="100.00%" fo:text-align="left">
        <style:tab-stops>
          <style:tab-stop style:position="0.00pt"/>
        </style:tab-stops>
      </style:paragraph-properties>
    </style:style>
    <style:style style:name="P20" style:family="paragraph">
      <style:paragraph-properties fo:line-height="100.00%" fo:text-align="left">
        <style:tab-stops>
          <style:tab-stop style:position="0.00pt"/>
        </style:tab-stops>
      </style:paragraph-properties>
    </style:style>
    <style:style style:name="P21" style:family="paragraph">
      <style:paragraph-properties fo:line-height="100.00%" fo:text-align="left">
        <style:tab-stops>
          <style:tab-stop style:position="39.00pt"/>
        </style:tab-stops>
      </style:paragraph-properties>
    </style:style>
    <style:style style:name="P22" style:family="paragraph">
      <style:paragraph-properties fo:line-height="100.00%" fo:text-align="left" fo:margin-top="6.00pt" fo:margin-bottom="6.00pt">
        <style:tab-stops>
          <style:tab-stop style:position="39.00pt"/>
        </style:tab-stops>
      </style:paragraph-properties>
    </style:style>
    <style:style style:name="P23" style:family="paragraph">
      <style:paragraph-properties fo:line-height="100.00%" fo:text-align="left">
        <style:tab-stops>
          <style:tab-stop style:position="39.00pt"/>
        </style:tab-stops>
      </style:paragraph-properties>
    </style:style>
    <style:style style:name="P24" style:family="paragraph">
      <style:paragraph-properties fo:line-height="100.00%" fo:text-align="left" fo:margin-left="0.00pt" fo:text-indent="-14.20pt" fo:margin-top="10.00pt">
        <style:tab-stops>
          <style:tab-stop style:position="39.00pt"/>
        </style:tab-stops>
      </style:paragraph-properties>
    </style:style>
    <style:style style:name="P25" style:family="paragraph">
      <style:paragraph-properties fo:line-height="100.00%" fo:text-align="left">
        <style:tab-stops>
          <style:tab-stop style:position="39.00pt"/>
        </style:tab-stops>
      </style:paragraph-properties>
    </style:style>
    <style:style style:name="P26" style:family="paragraph">
      <style:paragraph-properties fo:line-height="100.00%" fo:text-align="left" fo:margin-left="0.00pt" fo:text-indent="-14.20pt" fo:margin-top="10.00pt">
        <style:tab-stops>
          <style:tab-stop style:position="39.00pt"/>
        </style:tab-stops>
      </style:paragraph-properties>
    </style:style>
    <style:style style:name="P27" style:family="paragraph">
      <style:paragraph-properties fo:line-height="100.00%" fo:text-align="left">
        <style:tab-stops>
          <style:tab-stop style:position="39.00pt"/>
        </style:tab-stops>
      </style:paragraph-properties>
    </style:style>
    <text:list-style style:name="L2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8" style:family="paragraph">
      <style:paragraph-properties fo:line-height="100.00%" fo:text-align="left" fo:margin-left="-18.00pt" fo:text-indent="18.00pt">
        <style:tab-stops>
          <style:tab-stop style:position="39.00pt"/>
        </style:tab-stops>
      </style:paragraph-properties>
    </style:style>
    <style:style style:name="P29" style:family="paragraph">
      <style:paragraph-properties fo:line-height="100.00%" fo:text-align="left">
        <style:tab-stops>
          <style:tab-stop style:position="39.00pt"/>
        </style:tab-stops>
      </style:paragraph-properties>
    </style:style>
    <text:list-style style:name="L3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0" style:family="paragraph">
      <style:paragraph-properties fo:line-height="100.00%" fo:text-align="left" fo:margin-left="-18.00pt" fo:text-indent="18.00pt">
        <style:tab-stops>
          <style:tab-stop style:position="39.00pt"/>
        </style:tab-stops>
      </style:paragraph-properties>
    </style:style>
    <style:style style:name="P31" style:family="paragraph">
      <style:paragraph-properties fo:line-height="100.00%" fo:text-align="left">
        <style:tab-stops>
          <style:tab-stop style:position="39.00pt"/>
        </style:tab-stops>
      </style:paragraph-properties>
    </style:style>
    <style:style style:name="P32" style:family="paragraph">
      <style:paragraph-properties fo:line-height="100.00%" fo:text-align="left">
        <style:tab-stops>
          <style:tab-stop style:position="39.00pt"/>
        </style:tab-stops>
      </style:paragraph-properties>
    </style:style>
    <style:style style:name="P33" style:family="paragraph">
      <style:paragraph-properties fo:line-height="100.00%" fo:text-align="left">
        <style:tab-stops>
          <style:tab-stop style:position="39.00pt"/>
        </style:tab-stops>
      </style:paragraph-properties>
    </style:style>
    <style:style style:name="P34" style:family="paragraph">
      <style:paragraph-properties fo:line-height="100.00%" fo:text-align="left" fo:margin-left="35.40pt" fo:text-indent="0.00pt"/>
    </style:style>
    <text:list-style style:name="L35">
      <text:list-level-style-bullet text:level="1" text:bullet-char="•">
        <style:list-level-properties text:space-before="-14.20pt" text:min-label-width="18.00pt"/>
        <style:text-properties fo:font-family="Symbol"/>
      </text:list-level-style-bullet>
    </text:list-style>
    <style:style style:name="P35" style:family="paragraph">
      <style:paragraph-properties fo:line-height="100.00%" fo:text-align="left" fo:margin-left="-3.80pt" fo:text-indent="3.80pt" fo:margin-top="18.00pt" fo:margin-bottom="12.00pt"/>
    </style:style>
    <style:style style:name="P36" style:family="paragraph">
      <style:paragraph-properties fo:line-height="100.00%" fo:text-align="left">
        <style:tab-stops>
          <style:tab-stop style:position="39.00pt"/>
        </style:tab-stops>
      </style:paragraph-properties>
    </style:style>
    <style:style style:name="P37" style:family="paragraph">
      <style:paragraph-properties fo:line-height="100.00%" fo:text-align="left"/>
    </style:style>
  </office:automatic-styles>
  <office:body>
    <office:text>
      <text:p text:style-name="P1"><text:span text:style-name="T1">Cet article est rédigé par des élèves. Il peut comporter des oublis et imperfections,</text:span></text:p>
      <text:p text:style-name="P1"><text:span text:style-name="T1">autant que possible signalés par nos relecteurs dans les notes d'édition.</text:span></text:p>
      <text:p text:style-name="P2"><text:span text:style-name="T2"/></text:p>
      <text:p text:style-name="P3"><text:span text:style-name="T3">Cube de points</text:span></text:p>
      <text:p text:style-name="P4"><text:span text:style-name="T4"><text:s text:c="2"/>Année 2021<text:s/></text:span><text:span text:style-name="T5">–</text:span><text:span text:style-name="T6"><text:s/>2022</text:span></text:p>
      <text:p text:style-name="P4"><text:span text:style-name="T7"/></text:p>
      <text:p text:style-name="P4"><text:span text:style-name="T8">Noms</text:span></text:p>
      <text:p text:style-name="P5"><text:span text:style-name="T9"/></text:p>
      <text:p text:style-name="P5"><text:span text:style-name="T10">Établissement(s) :<text:s/></text:span><text:span text:style-name="T11">Lycées Janot et Saint-Etienne</text:span></text:p>
      <text:p text:style-name="P5"><text:span text:style-name="T12">Enseignant·e(s) :</text:span><text:span text:style-name="T13"><text:s/>Mme Sassiat, Mr Cavalier</text:span></text:p>
      <text:p text:style-name="P5"><text:span text:style-name="T14">Chercheur·Chercheuse(s) :</text:span><text:span text:style-name="T15"><text:s/>Gwénaël Massuyeau</text:span></text:p>
      <text:list text:style-name="L6">
        <text:list-item>
          <text:p text:style-name="P6"><text:span text:style-name="T16">Présentation du sujet</text:span></text:p>
        </text:list-item>
      </text:list>
      <text:p text:style-name="P7"><text:span text:style-name="T17"/></text:p>
      <text:list text:style-name="L8">
        <text:list-item>
          <text:p text:style-name="P8"><text:span text:style-name="T18"><text:s/>Résultats</text:span></text:p>
        </text:list-item>
      </text:list>
      <text:p text:style-name="P9"><text:span text:style-name="T19"/></text:p>
      <text:p text:style-name="P10"><text:span text:style-name="T20">[</text:span><text:span text:style-name="T21">si votre article est un peu long, annoncez ici les principaux résultats et conjectures obtenus</text:span><text:span text:style-name="T22">]</text:span></text:p>
      <text:p text:style-name="P11"><text:span text:style-name="T23">Bla,bla, bla…</text:span></text:p>
      <text:list text:style-name="L12">
        <text:list-item>
          <text:p text:style-name="P12"><text:span text:style-name="T24">Texte de l’article</text:span></text:p>
        </text:list-item>
      </text:list>
      <text:p text:style-name="P13"><text:span text:style-name="T25"/></text:p>
      <text:p text:style-name="P14"><text:span text:style-name="T26">3.1. Points aléatoires</text:span></text:p>
      <text:p text:style-name="P15"><text:span text:style-name="T27"/></text:p>
      <text:p text:style-name="P16"><text:span text:style-name="T28"><text:tab/><text:tab/>A. Time.time (St-Etienne)</text:span></text:p>
      <text:p text:style-name="P17"><text:span text:style-name="T29"/></text:p>
      <text:p text:style-name="P17"><text:span text:style-name="T29"/></text:p>
      <text:p text:style-name="P17"><text:span text:style-name="T29"/></text:p>
      <text:p text:style-name="P17"><text:span text:style-name="T29"/></text:p>
      <text:p text:style-name="P17"><text:span text:style-name="T29"/></text:p>
      <text:p text:style-name="P17"><text:span text:style-name="T29"/></text:p>
      <text:p text:style-name="P17"><text:span text:style-name="T29"/></text:p>
      <text:p text:style-name="P17"><text:span text:style-name="T29"/></text:p>
      <text:p text:style-name="P17"><text:span text:style-name="T29"/></text:p>
      <text:p text:style-name="P17"><text:span text:style-name="T29"/></text:p>
      <text:p text:style-name="P17"><text:span text:style-name="T29"/></text:p>
      <text:p text:style-name="P17"><text:span text:style-name="T29"/></text:p>
      <text:p text:style-name="P17"><text:span text:style-name="T29"/></text:p>
      <text:p text:style-name="P18"><text:span text:style-name="T30"><text:tab/><text:tab/></text:span><text:span text:style-name="T31">B. Suite de Fibonacci</text:span></text:p>
      <text:p text:style-name="P18"><text:span text:style-name="T32">Une deuxièm manière de produire de l'alétoire aurait pu être la suite de Fibonaci. </text:span></text:p>
      <text:p text:style-name="P19"><text:span text:style-name="T33">Eplications progamme...</text:span></text:p>
      <text:p text:style-name="P19"><text:span text:style-name="T33"/></text:p>
      <text:p text:style-name="P19"><text:span text:style-name="T33"/></text:p>
      <text:p text:style-name="P19"><text:span text:style-name="T33"/></text:p>
      <text:p text:style-name="P19"><draw:frame text:anchor-type="as-char" svg:width="87.31mm" svg:height="59.00mm" style:rel-width="scale" style:rel-height="scale"><draw:object-ole xlink:href="OleObj1"/><draw:image xlink:href="ObjectReplacements/OleObj1"/></draw:frame><text:span text:style-name="T33"/></text:p>
      <text:p text:style-name="P19"><text:span text:style-name="T33"/></text:p>
      <text:p text:style-name="P19"><text:span text:style-name="T33"/></text:p>
      <text:p text:style-name="P20"><text:span text:style-name="T34">nbPoint = input(int("Nb Points ="))</text:span></text:p>
      <text:p text:style-name="P20"><text:span text:style-name="T34">a = 1; b = 1; c = 2</text:span></text:p>
      <text:p text:style-name="P20"><text:span text:style-name="T34">actualCoord = 0</text:span></text:p>
      <text:p text:style-name="P20"><text:span text:style-name="T34">MaxValue = 10000</text:span></text:p>
      <text:p text:style-name="P20"><text:span text:style-name="T34">for i in range(3*nbPoint):</text:span></text:p>
      <text:p text:style-name="P20"><text:span text:style-name="T34"><text:s text:c="4"/>if actualCoord &gt; 2:</text:span></text:p>
      <text:p text:style-name="P20"><text:span text:style-name="T34"><text:s text:c="8"/>actualPoint += 1;</text:span></text:p>
      <text:p text:style-name="P20"><text:span text:style-name="T34"><text:s text:c="8"/>actualCoord = 0;</text:span></text:p>
      <text:p text:style-name="P20"><text:span text:style-name="T34"><text:s text:c="4"/>c = a + b;</text:span></text:p>
      <text:p text:style-name="P20"><text:span text:style-name="T34"><text:s text:c="4"/>a = b;</text:span></text:p>
      <text:p text:style-name="P20"><text:span text:style-name="T34"><text:s text:c="4"/>b = c;</text:span></text:p>
      <text:p text:style-name="P20"><text:span text:style-name="T34"><text:s text:c="4"/>if c &gt; MaxValue :</text:span></text:p>
      <text:p text:style-name="P20"><text:span text:style-name="T34"><text:s text:c="8"/>if actualCoord == 0:</text:span></text:p>
      <text:p text:style-name="P20"><text:span text:style-name="T34"><text:s text:c="12"/>x = (float(c % MaxValue) / (MaxValue / 2)) - 1;</text:span></text:p>
      <text:p text:style-name="P20"><text:span text:style-name="T34"><text:s text:c="12"/>xs.append(x)</text:span></text:p>
      <text:p text:style-name="P20"><text:span text:style-name="T34"><text:s text:c="8"/>elif actualCoord == 1:</text:span></text:p>
      <text:p text:style-name="P20"><text:span text:style-name="T34"><text:s text:c="12"/>y = (float(c % MaxValue) / (MaxValue / 2)) - 1;</text:span></text:p>
      <text:p text:style-name="P20"><text:span text:style-name="T34"><text:s text:c="12"/>ys.append(y)</text:span></text:p>
      <text:p text:style-name="P20"><text:span text:style-name="T34"><text:s text:c="8"/>elif actualCoord == 2:</text:span></text:p>
      <text:p text:style-name="P20"><text:span text:style-name="T34"><text:s text:c="12"/>z = (float(c % MaxValue) / (MaxValue / 2)) - 1;</text:span></text:p>
      <text:p text:style-name="P20"><text:span text:style-name="T34"><text:s text:c="12"/>zs.append(z)</text:span></text:p>
      <text:p text:style-name="P20"><text:span text:style-name="T34"><text:s text:c="8"/>actualCoord += 1;</text:span></text:p>
      <text:p text:style-name="P21"><text:span text:style-name="T35"/></text:p>
      <text:p text:style-name="P21"><text:span text:style-name="T35"/></text:p>
      <text:p text:style-name="P21"><text:span text:style-name="T35">Problème venait de là...</text:span></text:p>
      <text:p text:style-name="P21"><draw:frame text:anchor-type="as-char" svg:width="66.68mm" svg:height="46.30mm" style:rel-width="scale" style:rel-height="scale"><draw:object-ole xlink:href="OleObj2"/><draw:image xlink:href="ObjectReplacements/OleObj2"/></draw:frame><text:span text:style-name="T35"/></text:p>
      <text:p text:style-name="P21"><draw:frame text:anchor-type="as-char" svg:width="71.97mm" svg:height="59.27mm" style:rel-width="scale" style:rel-height="scale"><draw:object-ole xlink:href="OleObj3"/><draw:image xlink:href="ObjectReplacements/OleObj3"/></draw:frame><text:span text:style-name="T35"/></text:p>
      <text:p text:style-name="P21"><text:span text:style-name="T35">Et on obtenait ça</text:span></text:p>
      <text:p text:style-name="P22"><text:span text:style-name="T36">D</text:span><draw:frame text:anchor-type="as-char" svg:width="58.47mm" svg:height="61.38mm" style:rel-width="scale" style:rel-height="scale"><draw:object-ole xlink:href="OleObj4"/><draw:image xlink:href="ObjectReplacements/OleObj4"/></draw:frame><text:span text:style-name="T38">essin : Lettre Z modélisée avec le module turtle, généré via la suite de fibonaci</text:span></text:p>
      <text:p text:style-name="P23"><text:span text:style-name="T39"/></text:p>
      <text:p text:style-name="P23"><text:span text:style-name="T39"/></text:p>
      <text:p text:style-name="P23"><text:span text:style-name="T39"/></text:p>
      <text:p text:style-name="P23"><text:span text:style-name="T39"/></text:p>
      <text:p text:style-name="P23"><text:span text:style-name="T39"/></text:p>
      <text:p text:style-name="P23"><text:span text:style-name="T39"/></text:p>
      <text:p text:style-name="P23"><text:span text:style-name="T39"/></text:p>
      <text:p text:style-name="P23"><text:span text:style-name="T39"/></text:p>
      <text:p text:style-name="P23"><text:span text:style-name="T39"/></text:p>
      <text:p text:style-name="P23"><text:span text:style-name="T39"/></text:p>
      <text:p text:style-name="P23"><text:span text:style-name="T39"/></text:p>
      <text:p text:style-name="P23"><text:span text:style-name="T39"/></text:p>
      <text:p text:style-name="P23"><text:span text:style-name="T39"/></text:p>
      <text:p text:style-name="P23"><text:span text:style-name="T39"/></text:p>
      <text:p text:style-name="P23"><text:span text:style-name="T39"/></text:p>
      <text:p text:style-name="P23"><text:span text:style-name="T39"/></text:p>
      <text:p text:style-name="P23"><text:span text:style-name="T39"/></text:p>
      <text:p text:style-name="P23"><text:span text:style-name="T39"/></text:p>
      <text:p text:style-name="P24"><text:span text:style-name="T40"><text:tab/><text:tab/></text:span><text:span text:style-name="T41">C. Perf-counter et Van Neuman</text:span></text:p>
      <text:p text:style-name="P25"><text:span text:style-name="T42"><text:tab/></text:span></text:p>
      <text:p text:style-name="P25"><text:span text:style-name="T42"/></text:p>
      <text:p text:style-name="P25"><text:span text:style-name="T42"/></text:p>
      <text:p text:style-name="P25"><text:span text:style-name="T42"/></text:p>
      <text:p text:style-name="P25"><text:span text:style-name="T42"/></text:p>
      <text:p text:style-name="P25"><text:span text:style-name="T42"/></text:p>
      <text:p text:style-name="P25"><text:span text:style-name="T42"/></text:p>
      <text:p text:style-name="P25"><text:span text:style-name="T42"/></text:p>
      <text:p text:style-name="P25"><text:span text:style-name="T42"/></text:p>
      <text:p text:style-name="P25"><text:span text:style-name="T42"/></text:p>
      <text:p text:style-name="P25"><text:span text:style-name="T42"/></text:p>
      <text:p text:style-name="P26"><text:span text:style-name="T43"><text:tab/><text:tab/>D.  Autres approches non abouties</text:span></text:p>
      <text:p text:style-name="P27"><text:span text:style-name="T44"/></text:p>
      <text:list text:style-name="L28">
        <text:list-item>
          <text:p text:style-name="P28"><text:span text:style-name="T45">Nombre<text:s/></text:span><text:span text:style-name="T46">π</text:span></text:p>
        </text:list-item>
      </text:list>
      <text:p text:style-name="P29"><text:span text:style-name="T47"/></text:p>
      <text:p text:style-name="P29"><text:span text:style-name="T47">Difficulté apparition décimale</text:span></text:p>
      <text:p text:style-name="P29"><text:span text:style-name="T47"/></text:p>
      <text:p text:style-name="P29"><text:span text:style-name="T47"/></text:p>
      <text:list text:style-name="L30">
        <text:list-item>
          <text:p text:style-name="P30"><text:span text:style-name="T48">Cryptographie</text:span></text:p>
        </text:list-item>
      </text:list>
      <text:p text:style-name="P31"><text:span text:style-name="T49"/></text:p>
      <text:p text:style-name="P31"><text:span text:style-name="T49"/></text:p>
      <text:p text:style-name="P31"><text:span text:style-name="T49"/></text:p>
      <text:p text:style-name="P31"><text:span text:style-name="T49"/></text:p>
      <text:p text:style-name="P31"><text:span text:style-name="T49"/></text:p>
      <text:p text:style-name="P32"><text:span text:style-name="T50">3.2. Faire apparaître les lettres X, Y et Z dans leurs axes respectifs</text:span></text:p>
      <text:p text:style-name="P32"><text:span text:style-name="T50"/></text:p>
      <text:p text:style-name="P33"><text:span text:style-name="T51"><text:tab/><text:tab/>A. Méthodes de glissemnt de rectangles</text:span></text:p>
      <text:p text:style-name="P33"><text:span text:style-name="T51"/></text:p>
      <text:p text:style-name="P33"><text:span text:style-name="T51"/></text:p>
      <text:p text:style-name="P33"><text:span text:style-name="T51"/></text:p>
      <text:p text:style-name="P33"><text:span text:style-name="T51"/></text:p>
      <text:p text:style-name="P33"><text:span text:style-name="T51"/></text:p>
      <text:p text:style-name="P33"><text:span text:style-name="T51"/></text:p>
      <text:p text:style-name="P33"><text:span text:style-name="T51"/></text:p>
      <text:p text:style-name="P33"><text:span text:style-name="T51"/></text:p>
      <text:p text:style-name="P33"><text:span text:style-name="T51"><text:tab/><text:tab/>B. Méthode fonctionelle (St-Etienne)</text:span><text:span text:style-name="T52"/></text:p>
      <text:p text:style-name="P33"><text:span text:style-name="T52"/></text:p>
      <text:p text:style-name="P33"><text:span text:style-name="T52"/></text:p>
      <text:p text:style-name="P33"><text:span text:style-name="T52"/></text:p>
      <text:p text:style-name="P33"><text:span text:style-name="T52"/></text:p>
      <text:p text:style-name="P33"><text:span text:style-name="T52"/></text:p>
      <text:p text:style-name="P33"><text:span text:style-name="T52"/></text:p>
      <text:p text:style-name="P34"><text:span text:style-name="T53">Veiller à la numérotation des paragraphes. </text:span></text:p>
      <text:p text:style-name="P34"><text:span text:style-name="T53">Les dessins et images doivent être légendés et lisibles. </text:span></text:p>
      <text:p text:style-name="P34"><text:span text:style-name="T54"/></text:p>
      <text:p text:style-name="P34"><text:span text:style-name="T55">Si possible, fournir les images dans des fichiers séparés</text:span></text:p>
      <text:list text:style-name="L35">
        <text:list-item>
          <text:p text:style-name="P35"><text:span text:style-name="T56">Conclusion</text:span></text:p>
        </text:list-item>
      </text:list>
      <text:p text:style-name="P36"><text:span text:style-name="T57"/></text:p>
      <text:p text:style-name="P36"><text:span text:style-name="T57"/></text:p>
      <text:p text:style-name="P36"><draw:frame text:anchor-type="as-char" svg:width="52.92mm" svg:height="39.42mm" style:rel-width="scale" style:rel-height="scale"><draw:object-ole xlink:href="OleObj5"/><draw:image xlink:href="ObjectReplacements/OleObj5"/></draw:frame><draw:frame text:anchor-type="as-char" svg:width="53.45mm" svg:height="47.10mm" style:rel-width="scale" style:rel-height="scale"><draw:object-ole xlink:href="OleObj6"/><draw:image xlink:href="ObjectReplacements/OleObj6"/></draw:frame><text:span text:style-name="T57"/></text:p>
      <text:p text:style-name="P37"><draw:frame text:anchor-type="as-char" svg:width="95.78mm" svg:height="87.58mm" style:rel-width="scale" style:rel-height="scale"><draw:object-ole xlink:href="OleObj7"/><draw:image xlink:href="ObjectReplacements/OleObj7"/></draw:frame><draw:frame text:anchor-type="as-char" svg:width="54.24mm" svg:height="42.33mm" style:rel-width="scale" style:rel-height="scale"><draw:object-ole xlink:href="OleObj8"/><draw:image xlink:href="ObjectReplacements/OleObj8"/></draw:frame><text:span text:style-name="T5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